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Configuration.enableClas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nfiguration.getDefaultAnsw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Configuration.overrideDefaultAnswer( Answer &lt; Object &gt; default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nfiguration.cleans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nfiguration.overrideEnableClassCache( boolean enableClass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nfiguration.overrideCleansStackTrace( boolean cleansStackTr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Configuration.overrideAnnotationEngine( org . mockito . plugins . Annotation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